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Dispositivos fina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Conectado a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Gateway-padrão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0.10.3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10.10.10.1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10.20.3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10.10.20.1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10.1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20.2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0/0-F0/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30.30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F0/0-F0/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10.1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0/0-F0/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20.2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0/0-F0/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30.31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0/0-F0/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.168.10.12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F0/0-F0/4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oteadores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Conectado ao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G0/0</text:p>
          </table:table-cell>
          <table:table-cell office:value-type="string" calcext:value-type="string">
            <text:p>10.10.10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G0/1</text:p>
          </table:table-cell>
          <table:table-cell office:value-type="string" calcext:value-type="string">
            <text:p>10.10.20.1</text:p>
          </table:table-cell>
        </table:table-row>
      </table:table>
      <table:table table:name="Switch" table:style-name="ta1"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Exercício</text:p>
          </table:table-cell>
          <table:table-cell office:value-type="string" calcext:value-type="string">
            <text:p>Conectado ao</text:p>
          </table:table-cell>
          <table:table-cell office:value-type="string" calcext:value-type="string">
            <text:p>Porta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F0/1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F0/1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3-5</text:p>
          </table:table-cell>
          <table:table-cell office:value-type="string" calcext:value-type="string">
            <text:p>F0/1-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6-9</text:p>
          </table:table-cell>
          <table:table-cell office:value-type="string" calcext:value-type="string">
            <text:p>F0/1-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 style:data-style-name="N2" text:time-value="19:09:50.5153086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01:04:51.307146361</meta:creation-date>
    <dc:date>2025-11-02T19:23:44.431817917</dc:date>
    <meta:editing-duration>PT32M42S</meta:editing-duration>
    <meta:editing-cycles>3</meta:editing-cycles>
    <meta:generator>LibreOffice/25.2.2.2$Linux_X86_64 LibreOffice_project/520$Build-2</meta:generator>
    <meta:document-statistic meta:table-count="3" meta:cell-count="93" meta:object-count="0"/>
  </office:meta>
</office:document-meta>
</file>